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7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/>
          <table:table-cell office:value-type="string" table:style-name="ce2">
            <text:p>nome variabile</text:p>
          </table:table-cell>
          <table:table-cell office:value-type="string" table:style-name="ce2">
            <text:p>byt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">
            <text:p>logo32</text:p>
          </table:table-cell>
          <table:table-cell office:value-type="float" office:value="128" table:formula="of:=32*4" table:style-name="ce3">
            <text:p>12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">
            <text:p>phone78</text:p>
          </table:table-cell>
          <table:table-cell office:value-type="float" office:value="7" table:formula="of:=7" table:style-name="ce3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">
            <text:p>mail716</text:p>
          </table:table-cell>
          <table:table-cell office:value-type="float" office:value="14" table:style-name="ce3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">
            <text:p>msg716</text:p>
          </table:table-cell>
          <table:table-cell office:value-type="float" office:value="14" table:style-name="ce3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">
            <text:p>oth714</text:p>
          </table:table-cell>
          <table:table-cell office:value-type="float" office:value="14" table:style-name="ce3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">
            <text:p>incoming2216</text:p>
          </table:table-cell>
          <table:table-cell office:value-type="float" office:value="44" table:formula="of:=22*2" table:style-name="ce3">
            <text:p>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OTALE</text:p>
          </table:table-cell>
          <table:table-cell office:value-type="float" office:value="221" table:formula="of:=SUM([.C2:.C7])" table:style-name="ce2">
            <text:p>22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Foglio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oglio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ecover</meta:initial-creator>
    <dc:creator>Alessandro Vogrig</dc:creator>
    <meta:creation-date>2014-07-04T15:35:07Z</meta:creation-date>
    <dc:date>2014-07-05T10:37:00Z</dc:date>
  </office:meta>
</office:document-meta>
</file>